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6000090480000ED9CDAA1EB00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36cm" draw:marker-end-width="0.236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0.353cm" fo:padding-top="0.127cm" fo:padding-bottom="0.127cm" fo:padding-left="0.254cm" fo:padding-right="0.254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0.709cm" fo:padding-top="0.127cm" fo:padding-bottom="0.127cm" fo:padding-left="0.254cm" fo:padding-right="0.254cm" fo:wrap-option="no-wrap" draw:shadow="hidden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dash" draw:stroke-dash="Dash_20_2" svg:stroke-width="0.035cm" svg:stroke-color="#000000" draw:marker-end="Arrowheads_20_41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dash" draw:stroke-dash="Dash_20_2" svg:stroke-width="0.035cm" svg:stroke-color="#000000" draw:marker-end="Arrowheads_20_42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dash" draw:stroke-dash="Dash_20_2" svg:stroke-width="0.035cm" svg:stroke-color="#000000" draw:marker-end="Arrowheads_20_43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dash" draw:stroke-dash="Dash_20_2" svg:stroke-width="0.035cm" svg:stroke-color="#000000" draw:marker-end="Arrowheads_20_44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dash" draw:stroke-dash="Dash_20_2" svg:stroke-width="0.035cm" svg:stroke-color="#000000" draw:marker-end="Arrowheads_20_4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dash" draw:stroke-dash="Dash_20_2" svg:stroke-width="0.035cm" svg:stroke-color="#000000" draw:marker-end="Arrowheads_20_46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dash" draw:stroke-dash="Dash_20_2" svg:stroke-width="0.035cm" svg:stroke-color="#000000" draw:marker-end="Arrowheads_20_47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dash" draw:stroke-dash="Dash_20_2" svg:stroke-width="0.035cm" svg:stroke-color="#000000" draw:marker-end="Arrowheads_20_4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1.856cm" fo:padding-top="0.124cm" fo:padding-bottom="0.124cm" fo:padding-left="0.252cm" fo:padding-right="0.252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1.831cm" fo:padding-top="0.124cm" fo:padding-bottom="0.124cm" fo:padding-left="0.252cm" fo:padding-right="0.252cm" fo:wrap-option="no-wrap" draw:shadow="hidden"/>
    </style:style>
    <style:style style:name="gr16" style:family="graphic" style:parent-style-name="standard">
      <style:graphic-properties draw:stroke="solid" svg:stroke-width="0.071cm" svg:stroke-color="#000000" draw:marker-end="Arrowheads_20_55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71cm" svg:stroke-color="#000000" draw:marker-end="Arrowheads_20_56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71cm" svg:stroke-color="#000000" draw:marker-end="Arrowheads_20_57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71cm" svg:stroke-color="#000000" draw:marker-end="Arrowheads_20_58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solid" svg:stroke-width="0.071cm" svg:stroke-color="#fc0128" draw:marker-end="Arrowheads_20_59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.522cm" fo:min-width="1.649cm" fo:padding-top="0.124cm" fo:padding-bottom="0.124cm" fo:padding-left="0.252cm" fo:padding-right="0.252cm" fo:wrap-option="no-wrap" draw:shadow="hidden"/>
    </style:style>
    <style:style style:name="gr22" style:family="graphic" style:parent-style-name="standard">
      <style:graphic-properties draw:stroke="solid" svg:stroke-width="0.071cm" svg:stroke-color="#fc0128" draw:marker-end="Arrowheads_20_60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0.632cm" fo:min-width="0.629cm" fo:padding-top="0.123cm" fo:padding-bottom="0.123cm" fo:padding-left="0.251cm" fo:padding-right="0.251cm" fo:wrap-option="no-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3%" fo:text-indent="0cm"/>
    </style:style>
    <style:style style:name="P3" style:family="paragraph">
      <style:paragraph-properties text:enable-numbering="false" fo:margin-left="0cm" fo:margin-right="0cm" fo:line-height="93%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93%" fo:text-align="center" fo:text-indent="0cm"/>
    </style:style>
    <style:style style:name="P6" style:family="paragraph">
      <style:paragraph-properties text:enable-numbering="false" fo:margin-left="0cm" fo:margin-right="0cm" fo:line-height="93%" fo:text-align="center" fo:text-indent="0cm" style:writing-mode="lr-tb"/>
    </style:style>
    <style:style style:name="T1" style:family="text">
      <style:text-properties fo:color="#000000"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2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3" style:family="text">
      <style:text-properties fo:color="#ff0000" style:text-outline="false" style:text-line-through-style="none" fo:font-family="Arial" style:font-family-generic="swiss" style:font-pitch="variable" fo:font-size="14pt" fo:language="en" fo:country="GB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fo:font-family="Arial" style:font-family-generic="swiss" style:font-pitch="variable" fo:font-size="10pt" fo:language="en" fo:country="GB" style:font-size-asian="10pt" style:font-size-complex="10pt"/>
    </style:style>
    <style:style style:name="T5" style:family="text">
      <style:text-properties fo:color="#ff0000" fo:font-family="Arial" style:font-family-generic="swiss" style:font-pitch="variable" fo:font-size="14pt" fo:language="en" fo:country="GB" style:font-size-asian="14pt" style:font-size-complex="14pt"/>
    </style:style>
    <style:style style:name="T6" style:family="text">
      <style:text-properties fo:color="#ff0000" fo:font-family="'Lucida Grande'" style:font-style-name="Regular" fo:font-size="14pt" fo:language="en" fo:country="GB" style:font-family-asian="'Lucida Grande'" style:font-style-name-asian="Regular" style:font-size-asian="14pt" style:font-family-complex="'Lucida Grande'" style:font-style-name-complex="Regular" style:font-size-complex="14pt"/>
    </style:style>
    <style:style style:name="T7" style:family="text">
      <style:text-properties fo:color="#fc0128" fo:font-family="Arial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14cm" svg:height="14cm" svg:x="3.481cm" svg:y="1.4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861cm" svg:height="0.966cm" svg:x="12.001cm" svg:y="2.034cm">
          <text:p text:style-name="P2"><text:span text:style-name="T1">4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0.803cm" svg:height="1.217cm" svg:x="12.856cm" svg:y="0.386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3cm" svg:height="1.213cm" svg:x="17.654cm" svg:y="10.18cm">
          <draw:image xlink:href="Pictures/20000026000090480000ED9CDAA1EB00.wmf" xlink:type="simple" xlink:show="embed" xlink:actuate="onLoad">
            <text:p/>
          </draw:image>
        </draw:frame>
        <draw:custom-shape draw:style-name="gr4" draw:text-style-name="P3" draw:layer="layout" svg:width="1.217cm" svg:height="0.966cm" svg:x="15.784cm" svg:y="9.534cm">
          <text:p text:style-name="P2"><text:span text:style-name="T1">20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9.784cm" svg:y="14.034cm">
          <text:p text:style-name="P2"><text:span text:style-name="T1">32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7.284cm" svg:y="13.5cm">
          <text:p text:style-name="P2"><text:span text:style-name="T1">35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861cm" svg:height="0.966cm" svg:x="14.44cm" svg:y="3.3cm">
          <text:p text:style-name="P2"><text:span text:style-name="T1">8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16.001cm" svg:y="7cm">
          <text:p text:style-name="P2"><text:span text:style-name="T1">15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4.22cm" svg:y="9.488cm">
          <text:p text:style-name="P2"><text:span text:style-name="T1">44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6.57cm" svg:y="2.715cm">
          <text:p text:style-name="P2"><text:span text:style-name="T1">58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0.802cm" svg:height="1.217cm" svg:x="2.501cm" svg:y="10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2cm" svg:height="1.213cm" svg:x="5.664cm" svg:y="1.237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3.44cm" svg:y1="10.36cm" svg:x2="3.898cm" svg:y2="10.095cm">
          <text:p/>
        </draw:line>
        <draw:line draw:style-name="gr5" draw:text-style-name="P4" draw:layer="layout" svg:x1="6.436cm" svg:y1="2.454cm" svg:x2="6.713cm" svg:y2="2.79cm">
          <text:p/>
        </draw:line>
        <draw:frame draw:style-name="gr3" draw:text-style-name="P4" draw:layer="layout" svg:width="0.803cm" svg:height="1.217cm" svg:x="18.001cm" svg:y="6.783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7.109cm" svg:y1="14.847cm" svg:x2="7.338cm" svg:y2="14.37cm">
          <text:p/>
        </draw:line>
        <draw:line draw:style-name="gr5" draw:text-style-name="P4" draw:layer="layout" svg:x1="10.36cm" svg:y1="15.682cm" svg:x2="10.365cm" svg:y2="15.205cm">
          <text:p/>
        </draw:line>
        <draw:line draw:style-name="gr5" draw:text-style-name="P4" draw:layer="layout" svg:x1="17.437cm" svg:y1="10.572cm" svg:x2="16.925cm" svg:y2="10.307cm">
          <text:p/>
        </draw:line>
        <draw:line draw:style-name="gr5" draw:text-style-name="P4" draw:layer="layout" svg:x1="17.723cm" svg:y1="7.371cm" svg:x2="17.212cm" svg:y2="7.376cm">
          <text:p/>
        </draw:line>
        <draw:line draw:style-name="gr5" draw:text-style-name="P4" draw:layer="layout" svg:x1="15.087cm" svg:y1="3.433cm" svg:x2="15.431cm" svg:y2="3.089cm">
          <text:p/>
        </draw:line>
        <draw:frame draw:style-name="gr3" draw:text-style-name="P4" draw:layer="layout" svg:width="0.807cm" svg:height="1.217cm" svg:x="15.634cm" svg:y="2.291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12.899cm" svg:y1="1.59cm" svg:x2="12.674cm" svg:y2="1.978cm">
          <text:p/>
        </draw:line>
        <draw:custom-shape draw:style-name="gr6" draw:text-style-name="P1" draw:layer="layout" svg:width="5.723cm" svg:height="0.741cm" svg:x="6.78cm" svg:y="0.717cm">
          <text:p/>
          <draw:enhanced-geometry svg:viewBox="0 0 1200 168" draw:type="non-primitive" draw:enhanced-path="M 0 168 C 136 108 272 48 432 24 592 0 832 16 960 24 1088 32 1144 52 1200 72 N"/>
        </draw:custom-shape>
        <draw:custom-shape draw:style-name="gr7" draw:text-style-name="P1" draw:layer="layout" svg:width="1.605cm" svg:height="1.054cm" svg:x="13.879cm" svg:y="1.246cm">
          <text:p/>
          <draw:enhanced-geometry svg:viewBox="0 0 336 240" draw:type="non-primitive" draw:enhanced-path="M 0 0 C 68 28 136 56 192 96 248 136 292 188 336 240 N"/>
        </draw:custom-shape>
        <draw:custom-shape draw:style-name="gr8" draw:text-style-name="P1" draw:layer="layout" svg:width="1.376cm" svg:height="2.747cm" svg:x="16.622cm" svg:y="3.57cm">
          <text:p/>
          <draw:enhanced-geometry svg:viewBox="0 0 288 624" draw:type="non-primitive" draw:enhanced-path="M 0 0 C 72 68 144 136 192 240 240 344 264 484 288 624 N"/>
        </draw:custom-shape>
        <draw:custom-shape draw:style-name="gr9" draw:text-style-name="P1" draw:layer="layout" svg:width="0.322cm" svg:height="1.494cm" svg:x="18.001cm" svg:y="8.5cm">
          <text:p/>
          <draw:enhanced-geometry svg:viewBox="0 0 68 340" draw:type="non-primitive" draw:enhanced-path="M 68 0 C 59 73 51 147 40 204 29 261 14 300 0 340 N"/>
        </draw:custom-shape>
        <draw:custom-shape draw:style-name="gr10" draw:text-style-name="P1" draw:layer="layout" svg:width="5.167cm" svg:height="3.374cm" svg:x="12.234cm" svg:y="12.326cm">
          <text:p/>
          <draw:enhanced-geometry svg:viewBox="0 0 1188 767" draw:type="non-primitive" draw:enhanced-path="M 1188 0 C 1078 170 969 341 824 460 679 579 457 665 320 716 183 767 91 765 0 764 N"/>
        </draw:custom-shape>
        <draw:custom-shape draw:style-name="gr11" draw:text-style-name="P1" draw:layer="layout" svg:width="2.77cm" svg:height="7.147cm" svg:x="2.501cm" svg:y="2.353cm">
          <text:p/>
          <draw:enhanced-geometry svg:viewBox="0 0 542 1620" draw:type="non-primitive" draw:enhanced-path="M 90 1620 C 45 1469 0 1319 6 1136 12 953 37 709 126 520 215 331 378 165 542 0 N"/>
        </draw:custom-shape>
        <draw:custom-shape draw:style-name="gr12" draw:text-style-name="P1" draw:layer="layout" svg:width="2.977cm" svg:height="2.747cm" svg:x="3.803cm" svg:y="12.184cm">
          <text:p/>
          <draw:enhanced-geometry svg:viewBox="0 0 624 624" draw:type="non-primitive" draw:enhanced-path="M 624 624 C 508 556 392 488 288 384 184 280 92 140 0 0 N"/>
        </draw:custom-shape>
        <draw:line draw:style-name="gr13" draw:text-style-name="P4" draw:layer="layout" svg:x1="10.011cm" svg:y1="15.9cm" svg:x2="8.128cm" svg:y2="15.424cm">
          <text:p/>
        </draw:line>
        <draw:frame draw:style-name="gr3" draw:text-style-name="P4" draw:layer="layout" svg:width="0.803cm" svg:height="1.213cm" svg:x="10.698cm" svg:y="15.787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3cm" svg:height="1.213cm" svg:x="7.001cm" svg:y="15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2cm" svg:height="1.217cm" svg:x="1cm" svg:y="5.783cm">
          <draw:image xlink:href="Pictures/20000026000090480000ED9CDAA1EB00.wmf" xlink:type="simple" xlink:show="embed" xlink:actuate="onLoad">
            <text:p/>
          </draw:image>
        </draw:frame>
        <draw:custom-shape draw:style-name="gr4" draw:text-style-name="P3" draw:layer="layout" svg:width="1.217cm" svg:height="0.966cm" svg:x="0.783cm" svg:y="4.834cm">
          <text:p text:style-name="P2"><text:span text:style-name="T1">50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36cm" svg:height="0.804cm" svg:x="0.5cm" svg:y="11.5cm">
          <text:p text:style-name="P2"><text:span text:style-name="T2">succ=58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2.335cm" svg:height="0.804cm" svg:x="0.519cm" svg:y="12.139cm">
          <text:p text:style-name="P2"><text:span text:style-name="T2">pred=35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36cm" svg:height="0.804cm" svg:x="3cm" svg:y="0.557cm">
          <text:p text:style-name="P2"><text:span text:style-name="T2">succ=4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2.335cm" svg:height="0.804cm" svg:x="3.019cm" svg:y="1.196cm">
          <text:p text:style-name="P2"><text:span text:style-name="T2">pred=44</text:span></text:p>
          <draw:enhanced-geometry svg:viewBox="0 0 21600 21600" draw:type="mso-spt202" draw:enhanced-path="M 0 0 L 21600 0 21600 21600 0 21600 0 0 Z N"/>
        </draw:custom-shape>
        <draw:custom-shape draw:style-name="gr16" draw:text-style-name="P1" draw:layer="layout" svg:width="6.5cm" svg:height="4.7cm" svg:x="10.5cm" svg:y="10.5cm">
          <text:p/>
          <draw:enhanced-geometry svg:viewBox="0 0 1344 816" draw:type="non-primitive" draw:enhanced-path="M 1344 0 C 1120 28 896 56 672 192 448 328 224 572 0 816 N"/>
        </draw:custom-shape>
        <draw:custom-shape draw:style-name="gr17" draw:text-style-name="P1" draw:layer="layout" svg:width="0.268cm" svg:height="2.773cm" svg:x="17cm" svg:y="7.5cm">
          <text:p/>
          <draw:enhanced-geometry svg:viewBox="0 0 160 720" draw:type="non-primitive" draw:enhanced-path="M 160 0 C 96 84 32 168 16 288 0 408 32 564 64 720 N"/>
        </draw:custom-shape>
        <draw:custom-shape draw:style-name="gr18" draw:text-style-name="P1" draw:layer="layout" svg:width="2.751cm" svg:height="0.952cm" svg:x="7.4cm" svg:y="14.248cm">
          <text:p/>
          <draw:enhanced-geometry svg:viewBox="0 0 576 216" draw:type="non-primitive" draw:enhanced-path="M 576 216 C 504 132 432 48 336 24 240 0 120 36 0 72 N"/>
        </draw:custom-shape>
        <draw:custom-shape draw:style-name="gr19" draw:text-style-name="P1" draw:layer="layout" svg:width="3.1cm" svg:height="4cm" svg:x="4cm" svg:y="10.5cm">
          <text:p/>
          <draw:enhanced-geometry svg:viewBox="0 0 720 720" draw:type="non-primitive" draw:enhanced-path="M 720 720 C 660 516 600 312 480 192 360 72 180 36 0 0 N"/>
        </draw:custom-shape>
        <draw:g>
          <draw:custom-shape draw:style-name="gr20" draw:text-style-name="P1" draw:layer="layout" svg:width="15.822cm" svg:height="2.485cm" svg:x="1.5cm" svg:y="4.596cm">
            <text:p/>
            <draw:enhanced-geometry svg:viewBox="0 0 3496 256" draw:type="non-primitive" draw:enhanced-path="M 232 160 C 116 172 0 184 280 160 560 136 1376 0 1912 16 2448 32 2972 144 3496 256 N"/>
          </draw:custom-shape>
          <draw:custom-shape draw:style-name="gr21" draw:text-style-name="P3" draw:layer="layout" svg:width="2.466cm" svg:height="1.77cm" svg:x="8.688cm" svg:y="3.73cm">
            <text:p><text:span text:style-name="T3">‹</text:span><text:span text:style-name="T4">JOIN</text:span><text:span text:style-name="T5">, 50</text:span><text:span text:style-name="T6">›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2" draw:text-style-name="P1" draw:layer="layout" svg:width="1.83cm" svg:height="2.756cm" svg:x="1.67cm" svg:y="7.244cm">
            <text:p/>
            <draw:enhanced-geometry svg:viewBox="0 0 528 1680" draw:mirror-horizontal="true" draw:type="non-primitive" draw:enhanced-path="M 0 1680 C 100 1436 200 1192 288 912 376 632 452 316 528 0 N"/>
          </draw:custom-shape>
          <draw:custom-shape draw:style-name="gr23" draw:text-style-name="P6" draw:layer="layout" svg:width="1.131cm" svg:height="0.878cm" svg:x="1.369cm" svg:y="8.5cm">
            <text:p text:style-name="P5"><text:span text:style-name="T7">58</text:span></text:p>
            <draw:enhanced-geometry svg:viewBox="0 0 21600 21600" draw:type="mso-spt202" draw:enhanced-path="M 0 0 L 21600 0 21600 21600 0 21600 0 0 Z N"/>
          </draw:custom-shape>
        </draw:g>
        <draw:custom-shape draw:style-name="gr14" draw:text-style-name="P3" draw:layer="layout" svg:width="2.36cm" svg:height="0.804cm" svg:x="0.14cm" svg:y="3.501cm">
          <text:p text:style-name="P2"><text:span text:style-name="T2">succ=58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2.335cm" svg:height="0.804cm" svg:x="0.159cm" svg:y="4.14cm">
          <text:p text:style-name="P2"><text:span text:style-name="T2">pred=?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41" draw:display-name="Arrowheads 41" svg:viewBox="0 0 210 210" svg:d="m105 0 105 210h-210z"/>
    <draw:marker draw:name="Arrowheads_20_42" draw:display-name="Arrowheads 42" svg:viewBox="0 0 210 210" svg:d="m105 0 105 210h-210z"/>
    <draw:marker draw:name="Arrowheads_20_43" draw:display-name="Arrowheads 43" svg:viewBox="0 0 210 210" svg:d="m105 0 105 210h-210z"/>
    <draw:marker draw:name="Arrowheads_20_44" draw:display-name="Arrowheads 44" svg:viewBox="0 0 210 210" svg:d="m105 0 105 210h-210z"/>
    <draw:marker draw:name="Arrowheads_20_45" draw:display-name="Arrowheads 45" svg:viewBox="0 0 210 210" svg:d="m105 0 105 210h-210z"/>
    <draw:marker draw:name="Arrowheads_20_46" draw:display-name="Arrowheads 46" svg:viewBox="0 0 210 210" svg:d="m105 0 105 210h-210z"/>
    <draw:marker draw:name="Arrowheads_20_47" draw:display-name="Arrowheads 47" svg:viewBox="0 0 210 210" svg:d="m105 0 105 210h-210z"/>
    <draw:marker draw:name="Arrowheads_20_48" draw:display-name="Arrowheads 48" svg:viewBox="0 0 210 210" svg:d="m105 0 105 210h-210z"/>
    <draw:marker draw:name="Arrowheads_20_55" draw:display-name="Arrowheads 55" svg:viewBox="0 0 213 213" svg:d="m107 0 106 213h-213z"/>
    <draw:marker draw:name="Arrowheads_20_56" draw:display-name="Arrowheads 56" svg:viewBox="0 0 213 213" svg:d="m107 0 106 213h-213z"/>
    <draw:marker draw:name="Arrowheads_20_57" draw:display-name="Arrowheads 57" svg:viewBox="0 0 213 213" svg:d="m107 0 106 213h-213z"/>
    <draw:marker draw:name="Arrowheads_20_58" draw:display-name="Arrowheads 58" svg:viewBox="0 0 213 213" svg:d="m107 0 106 213h-213z"/>
    <draw:marker draw:name="Arrowheads_20_59" draw:display-name="Arrowheads 59" svg:viewBox="0 0 213 213" svg:d="m107 0 106 213h-213z"/>
    <draw:marker draw:name="Arrowheads_20_60" draw:display-name="Arrowheads 60" svg:viewBox="0 0 213 213" svg:d="m107 0 106 213h-213z"/>
    <draw:stroke-dash draw:name="Dash_20_2" draw:display-name="Dash 2" draw:style="rect" draw:dots2="1" draw:dots2-length="0.14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0-24T09:23:02</meta:creation-date>
    <meta:editing-duration>PT8H50M36S</meta:editing-duration>
    <meta:editing-cycles>8</meta:editing-cycles>
    <meta:generator>OpenOffice.org/3.3$Unix OpenOffice.org_project/330m20$Build-9567</meta:generator>
    <meta:initial-creator>Alberto Montresor</meta:initial-creator>
    <dc:date>2011-10-24T18:13:37</dc:date>
    <dc:creator>Alberto Montresor</dc:creator>
    <meta:document-statistic meta:object-count="51"/>
  </office:meta>
</office:document-meta>
</file>